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Open Sans" svg:font-family="'Ope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office:font-face-decls>
  <office:automatic-styles>
    <style:style style:name="P1" style:family="paragraph" style:parent-style-name="Heading">
      <style:paragraph-properties fo:margin-top="0cm" fo:margin-bottom="0.706cm" loext:contextual-spacing="false"/>
      <style:text-properties fo:font-size="20pt" style:font-size-asian="20pt"/>
    </style:style>
    <style:style style:name="P2" style:family="paragraph" style:parent-style-name="Standard">
      <style:text-properties fo:font-weight="bold" style:font-weight-asian="bold"/>
    </style:style>
    <style:style style:name="P3" style:family="paragraph" style:parent-style-name="Standard">
      <style:text-properties officeooo:rsid="001aab24" officeooo:paragraph-rsid="001aab24"/>
    </style:style>
    <style:style style:name="P4" style:family="paragraph" style:parent-style-name="Heading_20_1" style:master-page-name="Convertir_20_2">
      <style:paragraph-properties style:page-number="1"/>
    </style:style>
    <style:style style:name="P5" style:family="paragraph" style:parent-style-name="Footer">
      <style:paragraph-properties fo:text-align="center" style:justify-single-word="false"/>
    </style:style>
    <style:style style:name="P6" style:family="paragraph" style:parent-style-name="Header">
      <style:paragraph-properties>
        <style:tab-stops>
          <style:tab-stop style:position="8.255cm" style:type="center"/>
          <style:tab-stop style:position="16.986cm" style:type="right"/>
        </style:tab-stops>
      </style:paragraph-properties>
    </style:style>
    <style:style style:name="P7" style:family="paragraph" style:parent-style-name="Contents_20_1">
      <style:text-properties officeooo:paragraph-rsid="0018b8a3"/>
    </style:style>
    <style:style style:name="P8" style:family="paragraph" style:parent-style-name="Contents_20_2">
      <style:paragraph-properties>
        <style:tab-stops>
          <style:tab-stop style:position="1.27cm"/>
          <style:tab-stop style:position="16.51cm" style:type="right" style:leader-style="dotted" style:leader-text="."/>
        </style:tab-stops>
      </style:paragraph-properties>
      <style:text-properties officeooo:paragraph-rsid="0018b8a3"/>
    </style:style>
    <style:style style:name="P9" style:family="paragraph" style:parent-style-name="TOCEntry" style:master-page-name="Convertir_20_1">
      <style:paragraph-properties style:page-number="auto"/>
      <style:text-properties officeooo:paragraph-rsid="0018b8a3"/>
    </style:style>
    <style:style style:name="P10" style:family="paragraph" style:parent-style-name="template">
      <style:text-properties officeooo:paragraph-rsid="001bae4d"/>
    </style:style>
    <style:style style:name="P11" style:family="paragraph" style:parent-style-name="level_20_3_20_text" style:list-style-name="L1">
      <style:text-properties style:font-name="Times New Roman" officeooo:rsid="001fbfe3" officeooo:paragraph-rsid="001fbfe3" style:font-name-complex="Times New Roman"/>
    </style:style>
    <style:style style:name="P12" style:family="paragraph" style:parent-style-name="requirement">
      <style:paragraph-properties fo:margin-left="0cm" fo:margin-right="0cm" fo:text-indent="0cm" style:auto-text-indent="false"/>
      <style:text-properties officeooo:paragraph-rsid="001fbfe3"/>
    </style:style>
    <style:style style:name="P13" style:family="paragraph" style:parent-style-name="ByLine">
      <style:text-properties officeooo:paragraph-rsid="0018b8a3"/>
    </style:style>
    <style:style style:name="P14" style:family="paragraph" style:parent-style-name="line" style:master-page-name="Standard">
      <style:paragraph-properties style:page-number="1"/>
    </style:style>
    <style:style style:name="T1" style:family="text">
      <style:text-properties fo:language="none" fo:country="none" style:language-asian="none" style:country-asian="none"/>
    </style:style>
    <style:style style:name="T2" style:family="text">
      <style:text-properties fo:font-size="12pt" style:font-size-asian="12pt"/>
    </style:style>
    <style:style style:name="T3" style:family="text">
      <style:text-properties fo:font-style="normal" style:font-style-asian="normal"/>
    </style:style>
    <style:style style:name="T4" style:family="text">
      <style:text-properties officeooo:rsid="0018b8a3"/>
    </style:style>
    <style:style style:name="T5" style:family="text">
      <style:text-properties style:font-name="Ubuntu" fo:font-size="11pt" style:font-name-asian="Open Sans1" style:font-size-asian="11pt" style:font-name-complex="Open Sans1" style:font-size-complex="11pt"/>
    </style:style>
    <style:style style:name="T6" style:family="text">
      <style:text-properties style:font-name="Ubuntu" fo:font-size="11pt" officeooo:rsid="001903d3" style:font-name-asian="Open Sans1" style:font-size-asian="11pt" style:font-name-complex="Open Sans1" style:font-size-complex="11pt"/>
    </style:style>
    <style:style style:name="T7" style:family="text">
      <style:text-properties style:font-name="Ubuntu" fo:font-size="11pt" officeooo:rsid="001a11e5" style:font-name-asian="Open Sans1" style:font-size-asian="11pt" style:font-name-complex="Open Sans1" style:font-size-complex="11pt"/>
    </style:style>
    <style:style style:name="T8" style:family="text">
      <style:text-properties officeooo:rsid="001b627f"/>
    </style:style>
    <style:style style:name="T9" style:family="text">
      <style:text-properties officeooo:rsid="001bae4d"/>
    </style:style>
    <style:style style:name="T10" style:family="text">
      <style:text-properties style:font-name="Open Sans" style:font-name-asian="Open Sans1" style:font-name-complex="Open Sans1"/>
    </style:style>
    <style:style style:name="T11" style:family="text">
      <style:text-properties style:font-name="Open Sans" officeooo:rsid="001bf26d" style:font-name-asian="Open Sans1" style:font-name-complex="Open Sans1"/>
    </style:style>
    <style:style style:name="T12" style:family="text">
      <style:text-properties style:font-name="Open Sans" officeooo:rsid="001bc2ec" style:font-name-asian="Open Sans1" style:font-name-complex="Open Sans1"/>
    </style:style>
    <style:style style:name="T13" style:family="text">
      <style:text-properties style:font-name="Open Sans" officeooo:rsid="001bae4d" style:font-name-asian="Open Sans1" style:font-name-complex="Open Sans1"/>
    </style:style>
    <style:style style:name="T14" style:family="text">
      <style:text-properties officeooo:rsid="001c5df2"/>
    </style:style>
    <style:style style:name="T15" style:family="text">
      <style:text-properties officeooo:rsid="001ddcc2"/>
    </style:style>
    <style:style style:name="T16"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3.651cm" fo:text-indent="-0.635cm" fo:margin-left="3.6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86cm" fo:text-indent="-0.635cm" fo:margin-left="4.2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921cm" fo:text-indent="-0.635cm" fo:margin-left="4.9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556cm" fo:text-indent="-0.635cm" fo:margin-left="5.5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191cm" fo:text-indent="-0.635cm" fo:margin-left="6.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826cm" fo:text-indent="-0.635cm" fo:margin-left="6.8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461cm" fo:text-indent="-0.635cm" fo:margin-left="7.4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096cm" fo:text-indent="-0.635cm" fo:margin-left="8.0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731cm" fo:text-indent="-0.635cm" fo:margin-left="8.7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366cm" fo:text-indent="-0.635cm" fo:margin-left="9.36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Heading">Software Requirements Specification</text:p>
      <text:p text:style-name="P1">for</text:p>
      <text:p text:style-name="Heading">&lt;<text:span text:style-name="T4">The Best Vocational Test</text:span>&gt;</text:p>
      <text:p text:style-name="ByLine">Version 1.0 approved</text:p>
      <text:p text:style-name="P13">Prepared by &lt;<text:span text:style-name="T4">Gaston Martin, Camilo Petrignani Gorla</text:span>&gt;</text:p>
      <text:p text:style-name="ByLine">&lt;<text:span text:style-name="T4">UNRC</text:span>&gt;</text:p>
      <text:p text:style-name="ByLine">&lt;date created&gt;</text:p>
      <text:p text:style-name="P9"><text:bookmark-start text:name="__RefHeading___Toc441230970"/>Table of Contents<text:bookmark-end text:name="__RefHeading___Toc441230970"/></text:p>
      <text:p text:style-name="P7">Revision History<text:tab/><text:a xlink:type="simple" xlink:href="#__RefHeading___Toc441230971" text:style-name="Index_20_Link_20__28_user_29_" text:visited-style-name="Index_20_Link_20__28_user_29_">ii</text:a></text:p>
      <text:p text:style-name="P7">1.<text:tab/>Introduction<text:tab/><text:a xlink:type="simple" xlink:href="#__RefHeading___Toc441230972" text:style-name="Index_20_Link_20__28_user_29_" text:visited-style-name="Index_20_Link_20__28_user_29_">1</text:a></text:p>
      <text:p text:style-name="P8"><text:span text:style-name="T1">1.1<text:tab/>Purpose<text:tab/></text:span><text:a xlink:type="simple" xlink:href="#__RefHeading___Toc441230973" text:style-name="Index_20_Link_20__28_user_29_" text:visited-style-name="Index_20_Link_20__28_user_29_"><text:span text:style-name="T1">1</text:span></text:a></text:p>
      <text:p text:style-name="P8"><text:span text:style-name="T1">1.2<text:tab/>Document Conventions<text:tab/></text:span><text:a xlink:type="simple" xlink:href="#__RefHeading___Toc441230974" text:style-name="Index_20_Link_20__28_user_29_" text:visited-style-name="Index_20_Link_20__28_user_29_"><text:span text:style-name="T1">1</text:span></text:a></text:p>
      <text:p text:style-name="P8"><text:span text:style-name="T1">1.3<text:tab/>Intended Audience and Reading Suggestions<text:tab/></text:span><text:a xlink:type="simple" xlink:href="#__RefHeading___Toc441230975" text:style-name="Index_20_Link_20__28_user_29_" text:visited-style-name="Index_20_Link_20__28_user_29_"><text:span text:style-name="T1">1</text:span></text:a></text:p>
      <text:p text:style-name="P8"><text:span text:style-name="T1">1.4<text:tab/>Product Scope<text:tab/></text:span><text:a xlink:type="simple" xlink:href="#__RefHeading___Toc441230976" text:style-name="Index_20_Link_20__28_user_29_" text:visited-style-name="Index_20_Link_20__28_user_29_"><text:span text:style-name="T1">1</text:span></text:a></text:p>
      <text:p text:style-name="P8"><text:span text:style-name="T1">1.5<text:tab/>References<text:tab/></text:span><text:a xlink:type="simple" xlink:href="#__RefHeading___Toc441230977" text:style-name="Index_20_Link_20__28_user_29_" text:visited-style-name="Index_20_Link_20__28_user_29_"><text:span text:style-name="T1">1</text:span></text:a></text:p>
      <text:p text:style-name="P7">2.<text:tab/>Overall Description<text:tab/><text:a xlink:type="simple" xlink:href="#__RefHeading___Toc441230978" text:style-name="Index_20_Link_20__28_user_29_" text:visited-style-name="Index_20_Link_20__28_user_29_">2</text:a></text:p>
      <text:p text:style-name="P8"><text:span text:style-name="T1">2.1<text:tab/>Product Perspective<text:tab/></text:span><text:a xlink:type="simple" xlink:href="#__RefHeading___Toc441230979" text:style-name="Index_20_Link_20__28_user_29_" text:visited-style-name="Index_20_Link_20__28_user_29_"><text:span text:style-name="T1">2</text:span></text:a></text:p>
      <text:p text:style-name="P8"><text:span text:style-name="T1">2.2<text:tab/>Product Functions<text:tab/></text:span><text:a xlink:type="simple" xlink:href="#__RefHeading___Toc441230980" text:style-name="Index_20_Link_20__28_user_29_" text:visited-style-name="Index_20_Link_20__28_user_29_"><text:span text:style-name="T1">2</text:span></text:a></text:p>
      <text:p text:style-name="P8"><text:span text:style-name="T1">2.3<text:tab/>User Classes and Characteristics<text:tab/></text:span><text:a xlink:type="simple" xlink:href="#__RefHeading___Toc441230981" text:style-name="Index_20_Link_20__28_user_29_" text:visited-style-name="Index_20_Link_20__28_user_29_"><text:span text:style-name="T1">2</text:span></text:a></text:p>
      <text:p text:style-name="P8"><text:span text:style-name="T1">2.4<text:tab/>Operating Environment<text:tab/></text:span><text:a xlink:type="simple" xlink:href="#__RefHeading___Toc441230982" text:style-name="Index_20_Link_20__28_user_29_" text:visited-style-name="Index_20_Link_20__28_user_29_"><text:span text:style-name="T1">2</text:span></text:a></text:p>
      <text:p text:style-name="P8"><text:span text:style-name="T1">2.5<text:tab/>Design and Implementation Constraints<text:tab/></text:span><text:a xlink:type="simple" xlink:href="#__RefHeading___Toc441230983" text:style-name="Index_20_Link_20__28_user_29_" text:visited-style-name="Index_20_Link_20__28_user_29_"><text:span text:style-name="T1">2</text:span></text:a></text:p>
      <text:p text:style-name="P8"><text:span text:style-name="T1">2.6<text:tab/>User Documentation<text:tab/></text:span><text:a xlink:type="simple" xlink:href="#__RefHeading___Toc441230984" text:style-name="Index_20_Link_20__28_user_29_" text:visited-style-name="Index_20_Link_20__28_user_29_"><text:span text:style-name="T1">2</text:span></text:a></text:p>
      <text:p text:style-name="P8"><text:span text:style-name="T1">2.7<text:tab/>Assumptions and Dependencies<text:tab/></text:span><text:a xlink:type="simple" xlink:href="#__RefHeading___Toc441230985" text:style-name="Index_20_Link_20__28_user_29_" text:visited-style-name="Index_20_Link_20__28_user_29_"><text:span text:style-name="T1">3</text:span></text:a></text:p>
      <text:p text:style-name="P7">3.<text:tab/>External Interface Requirements<text:tab/><text:a xlink:type="simple" xlink:href="#__RefHeading___Toc441230986" text:style-name="Index_20_Link_20__28_user_29_" text:visited-style-name="Index_20_Link_20__28_user_29_">3</text:a></text:p>
      <text:p text:style-name="P8"><text:span text:style-name="T1">3.1<text:tab/>User Interfaces<text:tab/></text:span><text:a xlink:type="simple" xlink:href="#__RefHeading___Toc441230987" text:style-name="Index_20_Link_20__28_user_29_" text:visited-style-name="Index_20_Link_20__28_user_29_"><text:span text:style-name="T1">3</text:span></text:a></text:p>
      <text:p text:style-name="P8"><text:span text:style-name="T1">3.2<text:tab/>Hardware Interfaces<text:tab/></text:span><text:a xlink:type="simple" xlink:href="#__RefHeading___Toc441230988" text:style-name="Index_20_Link_20__28_user_29_" text:visited-style-name="Index_20_Link_20__28_user_29_"><text:span text:style-name="T1">3</text:span></text:a></text:p>
      <text:p text:style-name="P8"><text:span text:style-name="T1">3.3<text:tab/>Software Interfaces<text:tab/></text:span><text:a xlink:type="simple" xlink:href="#__RefHeading___Toc441230989" text:style-name="Index_20_Link_20__28_user_29_" text:visited-style-name="Index_20_Link_20__28_user_29_"><text:span text:style-name="T1">3</text:span></text:a></text:p>
      <text:p text:style-name="P8"><text:span text:style-name="T1">3.4<text:tab/>Communications Interfaces<text:tab/></text:span><text:a xlink:type="simple" xlink:href="#__RefHeading___Toc441230990" text:style-name="Index_20_Link_20__28_user_29_" text:visited-style-name="Index_20_Link_20__28_user_29_"><text:span text:style-name="T1">3</text:span></text:a></text:p>
      <text:p text:style-name="P7">4.<text:tab/>System Features<text:tab/><text:a xlink:type="simple" xlink:href="#__RefHeading___Toc441230991" text:style-name="Index_20_Link_20__28_user_29_" text:visited-style-name="Index_20_Link_20__28_user_29_">4</text:a></text:p>
      <text:p text:style-name="P8"><text:span text:style-name="T1">4.1<text:tab/>System Feature 1<text:tab/></text:span><text:a xlink:type="simple" xlink:href="#__RefHeading___Toc441230992" text:style-name="Index_20_Link_20__28_user_29_" text:visited-style-name="Index_20_Link_20__28_user_29_"><text:span text:style-name="T1">4</text:span></text:a></text:p>
      <text:p text:style-name="P8"><text:span text:style-name="T1">4.2<text:tab/>System Feature 2 (and so on)<text:tab/></text:span><text:a xlink:type="simple" xlink:href="#__RefHeading___Toc441230993" text:style-name="Index_20_Link_20__28_user_29_" text:visited-style-name="Index_20_Link_20__28_user_29_"><text:span text:style-name="T1">4</text:span></text:a></text:p>
      <text:p text:style-name="P7">5.<text:tab/>Other Nonfunctional Requirements<text:tab/><text:a xlink:type="simple" xlink:href="#__RefHeading___Toc441230994" text:style-name="Index_20_Link_20__28_user_29_" text:visited-style-name="Index_20_Link_20__28_user_29_">4</text:a></text:p>
      <text:p text:style-name="P8"><text:span text:style-name="T1">5.1<text:tab/>Performance Requirements<text:tab/></text:span><text:a xlink:type="simple" xlink:href="#__RefHeading___Toc441230995" text:style-name="Index_20_Link_20__28_user_29_" text:visited-style-name="Index_20_Link_20__28_user_29_"><text:span text:style-name="T1">4</text:span></text:a></text:p>
      <text:p text:style-name="P8"><text:span text:style-name="T1">5.2<text:tab/>Safety Requirements<text:tab/></text:span><text:a xlink:type="simple" xlink:href="#__RefHeading___Toc441230996" text:style-name="Index_20_Link_20__28_user_29_" text:visited-style-name="Index_20_Link_20__28_user_29_"><text:span text:style-name="T1">5</text:span></text:a></text:p>
      <text:p text:style-name="P8"><text:span text:style-name="T1">5.3<text:tab/>Security Requirements<text:tab/></text:span><text:a xlink:type="simple" xlink:href="#__RefHeading___Toc441230997" text:style-name="Index_20_Link_20__28_user_29_" text:visited-style-name="Index_20_Link_20__28_user_29_"><text:span text:style-name="T1">5</text:span></text:a></text:p>
      <text:p text:style-name="P8"><text:span text:style-name="T1">5.4<text:tab/>Software Quality Attributes<text:tab/></text:span><text:a xlink:type="simple" xlink:href="#__RefHeading___Toc441230998" text:style-name="Index_20_Link_20__28_user_29_" text:visited-style-name="Index_20_Link_20__28_user_29_"><text:span text:style-name="T1">5</text:span></text:a></text:p>
      <text:p text:style-name="P8"><text:span text:style-name="T1">5.5<text:tab/>Business Rules<text:tab/></text:span><text:a xlink:type="simple" xlink:href="#__RefHeading___Toc441230999" text:style-name="Index_20_Link_20__28_user_29_" text:visited-style-name="Index_20_Link_20__28_user_29_"><text:span text:style-name="T1">5</text:span></text:a></text:p>
      <text:p text:style-name="P7">6.<text:tab/>Other Requirements<text:tab/><text:a xlink:type="simple" xlink:href="#__RefHeading___Toc441231000" text:style-name="Index_20_Link_20__28_user_29_" text:visited-style-name="Index_20_Link_20__28_user_29_">5</text:a></text:p>
      <text:p text:style-name="P7">Appendix A: Glossary<text:tab/><text:a xlink:type="simple" xlink:href="#__RefHeading___Toc441231001" text:style-name="Index_20_Link_20__28_user_29_" text:visited-style-name="Index_20_Link_20__28_user_29_">5</text:a></text:p>
      <text:p text:style-name="P7">Appendix B: Analysis Models<text:tab/><text:a xlink:type="simple" xlink:href="#__RefHeading___Toc441231002" text:style-name="Index_20_Link_20__28_user_29_" text:visited-style-name="Index_20_Link_20__28_user_29_">5</text:a></text:p>
      <text:p text:style-name="P7">Appendix C: To Be Determined List</text:p>
      <text:p text:style-name="Standard"><text:bookmark-start text:name="__RefHeading___Toc441230971"/><text:bookmark-end text:name="__RefHeading___Toc441230971"/></text:p>
      <text:p text:style-name="P2"/>
      <text:h text:style-name="P4" text:outline-level="1"><text:bookmark-start text:name="__RefHeading___Toc441230972"/>Introduction<text:bookmark-end text:name="__RefHeading___Toc441230972"/></text:h>
      <text:p text:style-name="P3">&lt; <text:span text:style-name="T5">taller de la materia de Análisis y diseño de sistemas de la UNRC. La Universidad solicitó hacer un sistema de cuestionario que se pueda utilizar en cualquier escenario Como ,por ejemplo, un procedimiento de orientación vocacional, en el cual se va <text:s/>a necesitar </text:span><text:span text:style-name="T6">crear y mantener una</text:span><text:span text:style-name="T5"> base de datos en la cual </text:span><text:span text:style-name="T6">se </text:span><text:span text:style-name="T5">va a </text:span><text:span text:style-name="T6">guardar </text:span><text:span text:style-name="T5">las carreras </text:span><text:span text:style-name="T6">disponibles, las preguntas a realizar en el cuestionario y </text:span><text:span text:style-name="T7">los valores de las respuestas dadas por los usuarios y como influirán en la elección de la carrera </text:span><text:span text:style-name="T5">&gt;</text:span></text:p>
      <text:h text:style-name="Heading_20_2" text:outline-level="2"><text:bookmark-start text:name="__RefHeading___Toc441230973"/>Purpose<text:bookmark-end text:name="__RefHeading___Toc441230973"/> </text:h>
      <text:p text:style-name="template">&lt;<text:span text:style-name="T8">Este programa esta destinado a todas las personas que no tengan seguro cual es la mejor carrera para ellos y para que los docentes puedan ver que carreras son las mas elegidas o con mas tendecia por los futuron nuevos ingresantes </text:span>&gt;</text:p>
      <text:h text:style-name="Heading_20_1" text:outline-level="1"><text:bookmark-start text:name="__RefHeading___Toc441230978"/>Overall Description<text:bookmark-end text:name="__RefHeading___Toc441230978"/></text:h>
      <text:h text:style-name="Heading_20_2" text:outline-level="2"><text:bookmark-start text:name="__RefHeading___Toc441230979"/>Product Perspective<text:bookmark-end text:name="__RefHeading___Toc441230979"/></text:h>
      <text:p text:style-name="template">&lt;<text:span text:style-name="T9">Se espera que el programa pueda ayudar a elegir las mejores carreras para los distintos ususarios que realizen el test y que sirva como base para nuevos programas que traten en la creacion de distintos test</text:span>.&gt;</text:p>
      <text:h text:style-name="Heading_20_2" text:outline-level="2"><text:bookmark-start text:name="__RefHeading___Toc441230980"/>Product Functions<text:bookmark-end text:name="__RefHeading___Toc441230980"/></text:h>
      <text:p text:style-name="P10">&lt;<text:span text:style-name="T9">El Producto debe tener una i</text:span><text:span text:style-name="T10">nterfaz de usuario interactiva para </text:span><text:span text:style-name="T11">realizar</text:span><text:span text:style-name="T10"> </text:span><text:span text:style-name="T11">el </text:span><text:span text:style-name="T10">cuestionario </text:span><text:span text:style-name="T11">de forma correcta. </text:span><text:span text:style-name="T13">D</text:span><text:span text:style-name="T11">ebe dar una respuesta con las carreras sugeridas e información de las mismas, las cuales deben </text:span><text:span text:style-name="T12">encontrarse disponibles</text:span><text:span text:style-name="T11"> </text:span><text:span text:style-name="T12">en </text:span><text:span text:style-name="T11">la UNRC. </text:span><text:span text:style-name="T13">Debe probeer distintas respuestas para la misma pregunta. Una sección con todas las carreras disponibles, </text:span><text:span text:style-name="T11"><text:s/></text:span>&gt;</text:p>
      <text:h text:style-name="Heading_20_2" text:outline-level="2"><text:bookmark-start text:name="__RefHeading___Toc441230981"/>User Classes and Characteristics<text:bookmark-end text:name="__RefHeading___Toc441230981"/></text:h>
      <text:p text:style-name="template">&lt;<text:span text:style-name="T14">Para este producto solo tiene un usuario que es la persona que realiza el cuestionario</text:span>&gt;</text:p>
      <text:h text:style-name="Heading_20_2" text:outline-level="2"><text:bookmark-start text:name="__RefHeading___Toc441230983"/>Design and Implementation Constraints<text:bookmark-end text:name="__RefHeading___Toc441230983"/></text:h>
      <text:p text:style-name="template">&lt;<text:span text:style-name="T14">El programa esta limitado a solamente poder realizar un test vocacional, no crearlo o modificarlo, no se puede modificar la Base de Datos ya cargada en el sistema. El usuario no puede realizar el test sin dar su nombre, y no puede evitar ninguna pregunta, todas tienen que tener una unica respuesta.</text:span>&gt;</text:p>
      <text:h text:style-name="Heading_20_2" text:outline-level="2"><text:bookmark-start text:name="__RefHeading___Toc441230985"/><text:soft-page-break/>Assumptions and Dependencies<text:bookmark-end text:name="__RefHeading___Toc441230985"/></text:h>
      <text:p text:style-name="template">&lt;<text:span text:style-name="T15">Se asume que los usuarios que quieren realizar el test tienen conocimientos a la hora de usar un navegador web y la forma en que se tienen que responder las preguntas.</text:span>&gt;</text:p>
      <text:h text:style-name="Heading_20_1" text:outline-level="1"><text:bookmark-start text:name="__RefHeading___Toc441230991"/>System Features<text:bookmark-end text:name="__RefHeading___Toc441230991"/></text:h>
      <text:h text:style-name="Heading_20_2" text:outline-level="2"><text:bookmark-start text:name="__RefHeading___Toc441230992"/>System Feature <text:bookmark-end text:name="__RefHeading___Toc441230992"/></text:h>
      <text:list xml:id="list2892956767" text:style-name="L1">
        <text:list-item>
          <text:p text:style-name="P11">REQ-1 : COMO USUARIO QUIERO REALIZAR UN TEST Y SABER QUE CARRERA ES LA INDICADA PARA MI.</text:p>
        </text:list-item>
        <text:list-item>
          <text:p text:style-name="P11">REQ-2 : COMO USUARIO QUIERO <text:span text:style-name="T16">INGRESAR</text:span> AL SISTEMA DE FORMA ANONIMA.</text:p>
        </text:list-item>
        <text:list-item>
          <text:p text:style-name="P11">REQ-3: COMO ADMINISTRADOR QUIERO QUE EL SISTEMA DEVUELVA LA MEJOR CARRERA PARA EL USUARIO EN BASE A LAS RESPUESTAS DADAS.</text:p>
        </text:list-item>
        <text:list-item>
          <text:p text:style-name="P11">REQ-4: COMO ADMINISTRADOR QUIERO PODER MODIFICAR EL CUESTIONARIO.</text:p>
        </text:list-item>
        <text:list-item>
          <text:p text:style-name="P11">REQ-5: COMO ADMINISTRADOR QUIERO AGREGAR O ELIMINAR CARRERAS, RESPUESTAS Y PREGUNTAS.</text:p>
        </text:list-item>
        <text:list-item>
          <text:p text:style-name="P11">REQ-6:COMO ADMINISTRADOR QUIERO SABER QUE CARRERA ES LA QUE MAS LE CORRESPONDE A LOS USUARIOS.</text:p>
        </text:list-item>
      </text:list>
      <text:p text:style-name="P12"><text:tab/></text:p>
      <text:h text:style-name="Heading_20_2" text:outline-level="2"><text:bookmark-start text:name="__RefHeading___Toc441230993"/>System Feature 2 (and so on)<text:bookmark-end text:name="__RefHeading___Toc441230993"/></text:h>
      <text:h text:style-name="Heading_20_1" text:outline-level="1"><text:bookmark-start text:name="__RefHeading___Toc441230994"/>Other Nonfunctional Requirements<text:bookmark-end text:name="__RefHeading___Toc441230994"/></text:h>
      <text:h text:style-name="Heading_20_2" text:outline-level="2"><text:bookmark-start text:name="__RefHeading___Toc441230995"/>Performance Requirements<text:bookmark-end text:name="__RefHeading___Toc441230995"/></text:h>
      <text:p text:style-name="template">&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h text:style-name="Heading_20_2" text:outline-level="2"><text:bookmark-start text:name="__RefHeading___Toc441230996"/>Safety Requirements<text:bookmark-end text:name="__RefHeading___Toc441230996"/></text:h>
      <text:p text:style-name="template">&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p>
      <text:h text:style-name="Heading_20_2" text:outline-level="2"><text:bookmark-start text:name="__RefHeading___Toc441230997"/><text:soft-page-break/>Security Requirements<text:bookmark-end text:name="__RefHeading___Toc441230997"/></text:h>
      <text:p text:style-name="template">&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h text:style-name="Heading_20_2" text:outline-level="2"><text:bookmark-start text:name="__RefHeading___Toc441230998"/>Software Quality Attributes<text:bookmark-end text:name="__RefHeading___Toc441230998"/></text:h>
      <text:p text:style-name="template">&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h text:style-name="Heading_20_2" text:outline-level="2"><text:bookmark-start text:name="__RefHeading___Toc441230999"/>Business Rules<text:bookmark-end text:name="__RefHeading___Toc441230999"/></text:h>
      <text:p text:style-name="template">&lt;List any operating principles about the product, such as which individuals or roles can perform which functions under specific circumstances. These are not functional requirements in themselves, but they may imply certain functional requirements to enforce the rules.&gt;</text:p>
      <text:h text:style-name="Heading_20_1" text:outline-level="1"><text:bookmark-start text:name="__RefHeading___Toc441231000"/>Other Requirements<text:bookmark-end text:name="__RefHeading___Toc441231000"/></text:h>
      <text:p text:style-name="template">&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TOCEntry"><text:bookmark-start text:name="__RefHeading___Toc441231001"/>Appendix A: Glossary<text:bookmark-end text:name="__RefHeading___Toc441231001"/></text:p>
      <text:p text:style-name="template">&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TOCEntry"><text:bookmark-start text:name="__RefHeading___Toc441231002"/>Appendix B: Analysis Models<text:bookmark-end text:name="__RefHeading___Toc441231002"/></text:p>
      <text:p text:style-name="template">&lt;Optionally, include any pertinent analysis models, such as data flow diagrams, class diagrams, state-transition diagrams, or entity-relationship diagrams<text:span text:style-name="T3">.&gt;</text:span></text:p>
      <text:p text:style-name="TOCEntry"><text:bookmark-start text:name="__RefHeading___Toc441231003"/>Appendix C: To Be Determined List<text:bookmark-end text:name="__RefHeading___Toc441231003"/></text:p>
      <text:p text:style-name="template">&lt;Collect a numbered list of the TBD (to be determined) references that remain in the SRS so they can be tracked to clos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Open Sans" svg:font-family="'Ope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AR"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1.27cm"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847cm" fo:margin-bottom="0.423cm" loext: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line-height="0.388cm"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loext: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none" fo:country="none" fo:font-weight="bold" style:language-asian="none" style:country-asian="none"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loext:contextual-spacing="false"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loext:contextual-spacing="false"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4.142cm" fo:margin-right="0cm" fo:margin-top="0cm" fo:margin-bottom="0cm" loext:contextual-spacing="false" fo:text-indent="-1.7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423cm" fo:margin-bottom="1.27cm"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1.693cm" fo:margin-bottom="0cm" loext:contextual-spacing="false"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loext:contextual-spacing="false"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fo:font-size="12pt" style:font-size-asian="12pt"/>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top="1.171cm" style:dynamic-spacing="true"/>
      </style:footer-style>
    </style:page-layout>
    <style:page-layout style:name="Mpm2">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style:page-layout style:name="Mpm3">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footer>
        <text:p text:style-name="MP1">Copyright © 1999 by Karl E. Wiegers. Permission is granted to use, modify, and distribute this document.</text:p>
      </style:footer>
    </style:master-page>
    <style:master-page style:name="Convertir_20_1" style:display-name="Convertir 1" style:page-layout-name="Mpm2">
      <style:header>
        <text:p text:style-name="Header">Software<text:span text:style-name="MT1"> </text:span>Requirements Specification for &lt;Project&gt;<text:tab/><text:tab/>Page <text:page-number text:select-page="current">ii</text:page-number></text:p>
      </style:header>
      <style:footer>
        <text:p text:style-name="Footer"/>
      </style:footer>
    </style:master-page>
    <style:master-page style:name="Convertir_20_2" style:display-name="Convertir 2" style:page-layout-name="Mpm3">
      <style:header>
        <text:p text:style-name="MP2">Software<text:span text:style-name="MT1"> </text:span>Requirements Specification for &lt;Project&gt;<text:tab/><text:tab/>Page <text:page-number text:select-page="current">3</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1-05-17T14:26:00</meta:creation-date>
    <dc:date>2021-06-23T21:13:47.298115723</dc:date>
    <meta:editing-cycles>3</meta:editing-cycles>
    <meta:editing-duration>PT3M</meta:editing-duration>
    <meta:document-statistic meta:table-count="0" meta:image-count="0" meta:object-count="0" meta:page-count="5" meta:paragraph-count="88" meta:word-count="1082" meta:character-count="6927" meta:non-whitespace-character-count="5949"/>
    <meta:generator>LibreOffice/6.0.7.3$Linux_X86_64 LibreOffice_project/00m0$Build-3</meta:generator>
  </office:meta>
</office:document-meta>
</file>